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18cm" fo:min-width="17.534cm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57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47cm" fo:min-width="0.578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766cm" fo:min-width="1.024cm"/>
    </style:style>
    <style:style style:name="gr5" style:family="graphic" style:parent-style-name="standard">
      <style:graphic-properties draw:fill-color="#66cc00" draw:textarea-horizontal-align="justify" draw:textarea-vertical-align="middle" draw:auto-grow-height="false" fo:min-height="0.766cm" fo:min-width="1.024cm"/>
    </style:style>
    <style:style style:name="gr6" style:family="graphic" style:parent-style-name="standard">
      <style:graphic-properties draw:fill-color="#000099" draw:textarea-horizontal-align="justify" draw:textarea-vertical-align="middle" draw:auto-grow-height="false" fo:min-height="0.766cm" fo:min-width="1.024cm"/>
    </style:style>
    <style:style style:name="gr7" style:family="graphic" style:parent-style-name="standard">
      <style:graphic-properties draw:fill-color="#3399ff" draw:textarea-horizontal-align="justify" draw:textarea-vertical-align="middle" draw:auto-grow-height="false" fo:min-height="0.766cm" fo:min-width="1.024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766cm" fo:min-width="1.0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headline">
      <style:graphic-properties draw:auto-grow-height="true" draw:auto-grow-width="false" fo:max-height="0cm" fo:min-height="0.945cm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3.818cm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77cm"/>
    </style:style>
    <style:style style:name="gr15" style:family="graphic" style:parent-style-name="standard">
      <style:graphic-properties draw:textarea-horizontal-align="justify" draw:textarea-vertical-align="middle" draw:auto-grow-height="false" fo:min-height="0.512cm" fo:min-width="4.326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cc00"/>
      <style:paragraph-properties fo:text-align="center"/>
    </style:style>
    <style:style style:name="P6" style:family="paragraph">
      <loext:graphic-properties draw:fill-color="#000099"/>
      <style:paragraph-properties fo:text-align="center"/>
    </style:style>
    <style:style style:name="P7" style:family="paragraph">
      <loext:graphic-properties draw:fill-color="#3399ff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9pt" style:font-size-asian="18pt" style:font-size-complex="18pt"/>
    </style:style>
    <style:style style:name="P1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034cm" svg:height="11.43cm" svg:x="1.77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016cm" svg:x="18.79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016cm" svg:x="10.66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016cm" svg:x="8.38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24cm" svg:height="1.016cm" svg:x="16.764cm" svg:y="15.7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24cm" svg:height="1.016cm" svg:x="14.732cm" svg:y="15.7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24cm" svg:height="1.016cm" svg:x="12.7cm" svg:y="15.7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24cm" svg:height="1.016cm" svg:x="12.7cm" svg:y="15.7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524cm" svg:height="1.016cm" svg:x="21.082cm" svg:y="16.00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6.002cm" svg:height="0.962cm" svg:x="7.112cm" svg:y="1.27cm">
          <draw:text-box>
            <text:p>Le Paint <text:s/>TH-O-R</text:p>
          </draw:text-box>
        </draw:frame>
        <draw:frame draw:style-name="gr10" draw:layer="layout" svg:width="10.16cm" svg:height="1.195cm" svg:x="7.874cm" svg:y="18.109cm">
          <draw:text-box>
            <text:p>Largeur du pinceau</text:p>
          </draw:text-box>
        </draw:frame>
        <draw:frame draw:style-name="gr9" draw:text-style-name="P9" draw:layer="layout" svg:width="7.366cm" svg:height="0.962cm" svg:x="7.62cm" svg:y="4.318cm">
          <draw:text-box>
            <text:p>Zone de dessin</text:p>
          </draw:text-box>
        </draw:frame>
        <draw:custom-shape draw:style-name="gr11" draw:text-style-name="P2" draw:layer="layout" svg:width="4.318cm" svg:height="3.81cm" svg:x="22.352cm" svg:y="6.858cm">
          <text:p text:style-name="P2">Logo</text:p>
          <text:p text:style-name="P2">Simplon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4cm" svg:height="0.762cm" svg:x="1.524cm" svg:y="17.526cm">
          <text:p text:style-name="P2">cle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0.508cm" svg:x="4.826cm" svg:y="17.78cm">
          <text:p text:style-name="P2">gomm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0.508cm" svg:x="8.382cm" svg:y="19.55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0.508cm" svg:x="11.938cm" svg:y="19.558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0.508cm" svg:x="10.16cm" svg:y="19.558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826cm" svg:height="0.762cm" svg:x="1.524cm" svg:y="19.558cm">
          <text:p text:style-name="P10">Changer la couleur du fond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0.508cm" svg:x="13.462cm" svg:y="19.558cm">
          <text:p text:style-name="P2">5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1:38:58.784913837</meta:creation-date>
    <dc:date>2017-01-13T16:17:12.804053619</dc:date>
    <meta:editing-duration>PT7M55S</meta:editing-duration>
    <meta:editing-cycles>2</meta:editing-cycles>
    <meta:generator>LibreOffice/5.1.4.2$Linux_X86_64 LibreOffice_project/10m0$Build-2</meta:generator>
    <meta:document-statistic meta:object-count="43"/>
  </office:meta>
</office:document-meta>
</file>